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611">
            <text:p>611</text:p>
          </table:table-cell>
          <table:table-cell table:formula="of:=ABS([.I1]-[.H1])/[.H1]" office:value-type="float" office:value="0.285380116959064">
            <text:p>0.285380117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471">
            <text:p>471</text:p>
          </table:table-cell>
          <table:table-cell table:formula="of:=ABS([.I2]-[.H2])/[.H2]" office:value-type="float" office:value="0.481848184818482">
            <text:p>0.481848184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488">
            <text:p>488</text:p>
          </table:table-cell>
          <table:table-cell table:formula="of:=ABS([.I3]-[.H3])/[.H3]" office:value-type="float" office:value="0.45413870246085">
            <text:p>0.4541387025</text:p>
          </table:table-cell>
          <table:table-cell/>
          <table:table-cell table:formula="of:=[.$F101]" office:value-type="float" office:value="0.285714285714286">
            <text:p>0.2857142857</text:p>
          </table:table-cell>
          <table:table-cell table:formula="of:=[.J101]" office:value-type="float" office:value="0.308780425423981">
            <text:p>0.3087804254</text:p>
          </table:table-cell>
          <table:table-cell table:formula="of:=[.$F22]" office:value-type="float" office:value="0.952380952380952">
            <text:p>0.9523809524</text:p>
          </table:table-cell>
          <table:table-cell table:formula="of:=[.$J22]" office:value-type="float" office:value="0.373898160571299">
            <text:p>0.3738981606</text:p>
          </table:table-cell>
          <table:table-cell table:formula="of:=[.$F44]" office:value-type="float" office:value="0.19047619047619">
            <text:p>0.1904761905</text:p>
          </table:table-cell>
          <table:table-cell table:formula="of:=[.$J44]" office:value-type="float" office:value="0.186473855517137">
            <text:p>0.1864738555</text:p>
          </table:table-cell>
          <table:table-cell table:formula="of:=[.$F66]" office:value-type="float" office:value="0">
            <text:p>0</text:p>
          </table:table-cell>
          <table:table-cell table:formula="of:=[.$J66]" office:value-type="float" office:value="0.106559304803232">
            <text:p>0.1065593048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568190380804256">
            <text:p>0.5681903808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467653069259835">
            <text:p>0.4676530693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382450134977091">
            <text:p>0.382450135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486">
            <text:p>486</text:p>
          </table:table-cell>
          <table:table-cell table:formula="of:=ABS([.I4]-[.H4])/[.H4]" office:value-type="float" office:value="0.438799076212471">
            <text:p>0.43879907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615">
            <text:p>615</text:p>
          </table:table-cell>
          <table:table-cell table:formula="of:=ABS([.I5]-[.H5])/[.H5]" office:value-type="float" office:value="0.422535211267606">
            <text:p>0.422535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427">
            <text:p>427</text:p>
          </table:table-cell>
          <table:table-cell table:formula="of:=ABS([.I6]-[.H6])/[.H6]" office:value-type="float" office:value="0.560247167868177">
            <text:p>0.56024716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564">
            <text:p>564</text:p>
          </table:table-cell>
          <table:table-cell table:formula="of:=ABS([.I7]-[.H7])/[.H7]" office:value-type="float" office:value="0.366292134831461">
            <text:p>0.3662921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665">
            <text:p>665</text:p>
          </table:table-cell>
          <table:table-cell table:formula="of:=ABS([.I8]-[.H8])/[.H8]" office:value-type="float" office:value="0.349315068493151">
            <text:p>0.34931506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39">
            <text:p>639</text:p>
          </table:table-cell>
          <table:table-cell table:formula="of:=ABS([.I9]-[.H9])/[.H9]" office:value-type="float" office:value="0.257839721254355">
            <text:p>0.25783972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406">
            <text:p>406</text:p>
          </table:table-cell>
          <table:table-cell table:formula="of:=ABS([.I10]-[.H10])/[.H10]" office:value-type="float" office:value="0.562028047464941">
            <text:p>0.56202804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631">
            <text:p>631</text:p>
          </table:table-cell>
          <table:table-cell table:formula="of:=ABS([.I11]-[.H11])/[.H11]" office:value-type="float" office:value="0.314130434782609">
            <text:p>0.31413043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723">
            <text:p>723</text:p>
          </table:table-cell>
          <table:table-cell table:formula="of:=ABS([.I12]-[.H12])/[.H12]" office:value-type="float" office:value="0.325559701492537">
            <text:p>0.32555970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597">
            <text:p>597</text:p>
          </table:table-cell>
          <table:table-cell table:formula="of:=ABS([.I13]-[.H13])/[.H13]" office:value-type="float" office:value="0.370916754478398">
            <text:p>0.37091675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617">
            <text:p>617</text:p>
          </table:table-cell>
          <table:table-cell table:formula="of:=ABS([.I14]-[.H14])/[.H14]" office:value-type="float" office:value="0.330802603036876">
            <text:p>0.330802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668">
            <text:p>668</text:p>
          </table:table-cell>
          <table:table-cell table:formula="of:=ABS([.I15]-[.H15])/[.H15]" office:value-type="float" office:value="0.186358099878197">
            <text:p>0.18635809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643">
            <text:p>643</text:p>
          </table:table-cell>
          <table:table-cell table:formula="of:=ABS([.I16]-[.H16])/[.H16]" office:value-type="float" office:value="0.343877551020408">
            <text:p>0.3438775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549">
            <text:p>549</text:p>
          </table:table-cell>
          <table:table-cell table:formula="of:=ABS([.I17]-[.H17])/[.H17]" office:value-type="float" office:value="0.460707269155206">
            <text:p>0.46070726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799">
            <text:p>799</text:p>
          </table:table-cell>
          <table:table-cell table:formula="of:=ABS([.I18]-[.H18])/[.H18]" office:value-type="float" office:value="0.317677198975235">
            <text:p>0.317677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661">
            <text:p>661</text:p>
          </table:table-cell>
          <table:table-cell table:formula="of:=ABS([.I19]-[.H19])/[.H19]" office:value-type="float" office:value="0.366251198465964">
            <text:p>0.3662511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725">
            <text:p>725</text:p>
          </table:table-cell>
          <table:table-cell table:formula="of:=ABS([.I20]-[.H20])/[.H20]" office:value-type="float" office:value="0.269889224572004">
            <text:p>0.26988922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693">
            <text:p>693</text:p>
          </table:table-cell>
          <table:table-cell table:formula="of:=ABS([.I21]-[.H21])/[.H21]" office:value-type="float" office:value="0.387267904509284">
            <text:p>0.38726790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0">
            <text:p>20</text:p>
          </table:table-cell>
          <table:table-cell table:style-name="ce1" table:formula="of:=[.E22]/21" office:value-type="float" office:value="0.952380952380952">
            <text:p>0.9523809524</text:p>
          </table:table-cell>
          <table:table-cell table:number-columns-repeated="3"/>
          <table:table-cell table:style-name="ce1" table:formula="of:=AVERAGE([.J1:.J21])" office:value-type="float" office:value="0.373898160571299">
            <text:p>0.37389816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09">
            <text:p>709</text:p>
          </table:table-cell>
          <table:table-cell table:formula="of:=ABS([.I23]-[.H23])/[.H23]" office:value-type="float" office:value="0.110414052697616">
            <text:p>0.11041405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04">
            <text:p>804</text:p>
          </table:table-cell>
          <table:table-cell table:formula="of:=ABS([.I24]-[.H24])/[.H24]" office:value-type="float" office:value="0.0863636363636364">
            <text:p>0.0863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686">
            <text:p>686</text:p>
          </table:table-cell>
          <table:table-cell table:formula="of:=ABS([.I25]-[.H25])/[.H25]" office:value-type="float" office:value="0.232662192393736">
            <text:p>0.2326621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461">
            <text:p>461</text:p>
          </table:table-cell>
          <table:table-cell table:formula="of:=ABS([.I26]-[.H26])/[.H26]" office:value-type="float" office:value="0.419395465994962">
            <text:p>0.4193954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914">
            <text:p>914</text:p>
          </table:table-cell>
          <table:table-cell table:formula="of:=ABS([.I27]-[.H27])/[.H27]" office:value-type="float" office:value="0.141784037558685">
            <text:p>0.14178403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775">
            <text:p>775</text:p>
          </table:table-cell>
          <table:table-cell table:formula="of:=ABS([.I28]-[.H28])/[.H28]" office:value-type="float" office:value="0.118316268486917">
            <text:p>0.11831626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836">
            <text:p>836</text:p>
          </table:table-cell>
          <table:table-cell table:formula="of:=ABS([.I29]-[.H29])/[.H29]" office:value-type="float" office:value="0.028290282902829">
            <text:p>0.02829028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928">
            <text:p>928</text:p>
          </table:table-cell>
          <table:table-cell table:formula="of:=ABS([.I30]-[.H30])/[.H30]" office:value-type="float" office:value="0.0766169154228856">
            <text:p>0.076616915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332">
            <text:p>332</text:p>
          </table:table-cell>
          <table:table-cell table:formula="of:=ABS([.I31]-[.H31])/[.H31]" office:value-type="float" office:value="0.563731931668857">
            <text:p>0.5637319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687">
            <text:p>687</text:p>
          </table:table-cell>
          <table:table-cell table:formula="of:=ABS([.I32]-[.H32])/[.H32]" office:value-type="float" office:value="0.127064803049555">
            <text:p>0.1270648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4">
            <text:p>784</text:p>
          </table:table-cell>
          <table:table-cell table:formula="of:=ABS([.I33]-[.H33])/[.H33]" office:value-type="float" office:value="0.0113493064312736">
            <text:p>0.01134930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456">
            <text:p>456</text:p>
          </table:table-cell>
          <table:table-cell table:formula="of:=ABS([.I34]-[.H34])/[.H34]" office:value-type="float" office:value="0.548961424332344">
            <text:p>0.5489614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870">
            <text:p>870</text:p>
          </table:table-cell>
          <table:table-cell table:formula="of:=ABS([.I35]-[.H35])/[.H35]" office:value-type="float" office:value="0.0665236051502146">
            <text:p>0.06652360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20">
            <text:p>820</text:p>
          </table:table-cell>
          <table:table-cell table:formula="of:=ABS([.I36]-[.H36])/[.H36]" office:value-type="float" office:value="0.0858416945373467">
            <text:p>0.08584169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88">
            <text:p>788</text:p>
          </table:table-cell>
          <table:table-cell table:formula="of:=ABS([.I37]-[.H37])/[.H37]" office:value-type="float" office:value="0.103641456582633">
            <text:p>0.10364145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509">
            <text:p>509</text:p>
          </table:table-cell>
          <table:table-cell table:formula="of:=ABS([.I38]-[.H38])/[.H38]" office:value-type="float" office:value="0.475798146240989">
            <text:p>0.47579814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820">
            <text:p>820</text:p>
          </table:table-cell>
          <table:table-cell table:formula="of:=ABS([.I39]-[.H39])/[.H39]" office:value-type="float" office:value="0.102844638949672">
            <text:p>0.10284463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891">
            <text:p>891</text:p>
          </table:table-cell>
          <table:table-cell table:formula="of:=ABS([.I40]-[.H40])/[.H40]" office:value-type="float" office:value="0.216358839050132">
            <text:p>0.2163588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773">
            <text:p>773</text:p>
          </table:table-cell>
          <table:table-cell table:formula="of:=ABS([.I41]-[.H41])/[.H41]" office:value-type="float" office:value="0.223115577889447">
            <text:p>0.2231155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22">
            <text:p>822</text:p>
          </table:table-cell>
          <table:table-cell table:formula="of:=ABS([.I42]-[.H42])/[.H42]" office:value-type="float" office:value="0.0508083140877598">
            <text:p>0.05080831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818">
            <text:p>818</text:p>
          </table:table-cell>
          <table:table-cell table:formula="of:=ABS([.I43]-[.H43])/[.H43]" office:value-type="float" office:value="0.126068376068376">
            <text:p>0.126068376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4">
            <text:p>4</text:p>
          </table:table-cell>
          <table:table-cell table:style-name="ce1" table:formula="of:=[.E44]/21" office:value-type="float" office:value="0.19047619047619">
            <text:p>0.1904761905</text:p>
          </table:table-cell>
          <table:table-cell table:number-columns-repeated="3"/>
          <table:table-cell table:style-name="ce1" table:formula="of:=AVERAGE([.J23:.J43])" office:value-type="float" office:value="0.186473855517137">
            <text:p>0.18647385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24">
            <text:p>624</text:p>
          </table:table-cell>
          <table:table-cell table:formula="of:=ABS([.I45]-[.H45])/[.H45]" office:value-type="float" office:value="0.157894736842105">
            <text:p>0.15789473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table:formula="of:=ABS([.I46]-[.H46])/[.H46]" office:value-type="float" office:value="0.00122100122100122">
            <text:p>0.00122100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657">
            <text:p>657</text:p>
          </table:table-cell>
          <table:table-cell table:formula="of:=ABS([.I47]-[.H47])/[.H47]" office:value-type="float" office:value="0.176691729323308">
            <text:p>0.17669172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850">
            <text:p>850</text:p>
          </table:table-cell>
          <table:table-cell table:formula="of:=ABS([.I48]-[.H48])/[.H48]" office:value-type="float" office:value="0.2372634643377">
            <text:p>0.2372634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31">
            <text:p>931</text:p>
          </table:table-cell>
          <table:table-cell table:formula="of:=ABS([.I49]-[.H49])/[.H49]" office:value-type="float" office:value="0.0836614173228347">
            <text:p>0.0836614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57">
            <text:p>757</text:p>
          </table:table-cell>
          <table:table-cell table:formula="of:=ABS([.I50]-[.H50])/[.H50]" office:value-type="float" office:value="0.022972972972973">
            <text:p>0.022972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74">
            <text:p>874</text:p>
          </table:table-cell>
          <table:table-cell table:formula="of:=ABS([.I51]-[.H51])/[.H51]" office:value-type="float" office:value="0.225806451612903">
            <text:p>0.22580645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945">
            <text:p>945</text:p>
          </table:table-cell>
          <table:table-cell table:formula="of:=ABS([.I52]-[.H52])/[.H52]" office:value-type="float" office:value="0.0523385300668152">
            <text:p>0.05233853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773">
            <text:p>773</text:p>
          </table:table-cell>
          <table:table-cell table:formula="of:=ABS([.I53]-[.H53])/[.H53]" office:value-type="float" office:value="0.450281425891182">
            <text:p>0.4502814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787">
            <text:p>787</text:p>
          </table:table-cell>
          <table:table-cell table:formula="of:=ABS([.I54]-[.H54])/[.H54]" office:value-type="float" office:value="0.0855172413793103">
            <text:p>0.08551724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705">
            <text:p>705</text:p>
          </table:table-cell>
          <table:table-cell table:formula="of:=ABS([.I55]-[.H55])/[.H55]" office:value-type="float" office:value="0.0460081190798376">
            <text:p>0.04600811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802">
            <text:p>802</text:p>
          </table:table-cell>
          <table:table-cell table:formula="of:=ABS([.I56]-[.H56])/[.H56]" office:value-type="float" office:value="0.050887573964497">
            <text:p>0.0508875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85">
            <text:p>885</text:p>
          </table:table-cell>
          <table:table-cell table:formula="of:=ABS([.I57]-[.H57])/[.H57]" office:value-type="float" office:value="0.0675512665862485">
            <text:p>0.06755126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783">
            <text:p>783</text:p>
          </table:table-cell>
          <table:table-cell table:formula="of:=ABS([.I58]-[.H58])/[.H58]" office:value-type="float" office:value="0.133140376266281">
            <text:p>0.13314037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666">
            <text:p>666</text:p>
          </table:table-cell>
          <table:table-cell table:formula="of:=ABS([.I59]-[.H59])/[.H59]" office:value-type="float" office:value="0.0690208667736758">
            <text:p>0.06902086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27">
            <text:p>927</text:p>
          </table:table-cell>
          <table:table-cell table:formula="of:=ABS([.I60]-[.H60])/[.H60]" office:value-type="float" office:value="0.0957446808510638">
            <text:p>0.09574468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41">
            <text:p>841</text:p>
          </table:table-cell>
          <table:table-cell table:formula="of:=ABS([.I61]-[.H61])/[.H61]" office:value-type="float" office:value="0.0798687089715536">
            <text:p>0.079868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35">
            <text:p>935</text:p>
          </table:table-cell>
          <table:table-cell table:formula="of:=ABS([.I62]-[.H62])/[.H62]" office:value-type="float" office:value="0.0593561368209256">
            <text:p>0.059356136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836">
            <text:p>836</text:p>
          </table:table-cell>
          <table:table-cell table:formula="of:=ABS([.I63]-[.H63])/[.H63]" office:value-type="float" office:value="0.119072708113804">
            <text:p>0.11907270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44">
            <text:p>744</text:p>
          </table:table-cell>
          <table:table-cell table:formula="of:=ABS([.I64]-[.H64])/[.H64]" office:value-type="float" office:value="0.00268096514745308">
            <text:p>0.00268096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934">
            <text:p>934</text:p>
          </table:table-cell>
          <table:table-cell table:formula="of:=ABS([.I65]-[.H65])/[.H65]" office:value-type="float" office:value="0.0207650273224044">
            <text:p>0.0207650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0">
            <text:p>0</text:p>
          </table:table-cell>
          <table:table-cell table:style-name="ce1" table:formula="of:=[.E66]/21" office:value-type="float" office:value="0">
            <text:p>0</text:p>
          </table:table-cell>
          <table:table-cell table:number-columns-repeated="3"/>
          <table:table-cell table:style-name="ce1" table:formula="of:=AVERAGE([.J45:.J65])" office:value-type="float" office:value="0.106559304803232">
            <text:p>0.10655930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644">
            <text:p>644</text:p>
          </table:table-cell>
          <table:table-cell table:formula="of:=ABS([.I67]-[.H67])/[.H67]" office:value-type="float" office:value="0.282868525896414">
            <text:p>0.2828685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84">
            <text:p>1084</text:p>
          </table:table-cell>
          <table:table-cell table:formula="of:=ABS([.I68]-[.H68])/[.H68]" office:value-type="float" office:value="0.45503355704698">
            <text:p>0.4550335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883">
            <text:p>883</text:p>
          </table:table-cell>
          <table:table-cell table:formula="of:=ABS([.I69]-[.H69])/[.H69]" office:value-type="float" office:value="0.635185185185185">
            <text:p>0.6351851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696">
            <text:p>696</text:p>
          </table:table-cell>
          <table:table-cell table:formula="of:=ABS([.I70]-[.H70])/[.H70]" office:value-type="float" office:value="0.66109785202864">
            <text:p>0.6610978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659">
            <text:p>659</text:p>
          </table:table-cell>
          <table:table-cell table:formula="of:=ABS([.I71]-[.H71])/[.H71]" office:value-type="float" office:value="0.0265878877400295">
            <text:p>0.02658788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880">
            <text:p>880</text:p>
          </table:table-cell>
          <table:table-cell table:formula="of:=ABS([.I72]-[.H72])/[.H72]" office:value-type="float" office:value="0.0731707317073171">
            <text:p>0.0731707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13">
            <text:p>513</text:p>
          </table:table-cell>
          <table:table-cell table:formula="of:=ABS([.I73]-[.H73])/[.H73]" office:value-type="float" office:value="0.633757961783439">
            <text:p>0.63375796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967">
            <text:p>967</text:p>
          </table:table-cell>
          <table:table-cell table:formula="of:=ABS([.I74]-[.H74])/[.H74]" office:value-type="float" office:value="0.152562574493445">
            <text:p>0.15256257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703">
            <text:p>703</text:p>
          </table:table-cell>
          <table:table-cell table:formula="of:=ABS([.I75]-[.H75])/[.H75]" office:value-type="float" office:value="0.203767123287671">
            <text:p>0.20376712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639">
            <text:p>639</text:p>
          </table:table-cell>
          <table:table-cell table:formula="of:=ABS([.I76]-[.H76])/[.H76]" office:value-type="float" office:value="2.80357142857143">
            <text:p>2.803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687">
            <text:p>687</text:p>
          </table:table-cell>
          <table:table-cell table:formula="of:=ABS([.I77]-[.H77])/[.H77]" office:value-type="float" office:value="0.209507042253521">
            <text:p>0.20950704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730">
            <text:p>730</text:p>
          </table:table-cell>
          <table:table-cell table:formula="of:=ABS([.I78]-[.H78])/[.H78]" office:value-type="float" office:value="0.273996509598604">
            <text:p>0.27399650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640">
            <text:p>640</text:p>
          </table:table-cell>
          <table:table-cell table:formula="of:=ABS([.I79]-[.H79])/[.H79]" office:value-type="float" office:value="1.08469055374593">
            <text:p>1.0846905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763">
            <text:p>763</text:p>
          </table:table-cell>
          <table:table-cell table:formula="of:=ABS([.I80]-[.H80])/[.H80]" office:value-type="float" office:value="0.842995169082126">
            <text:p>0.84299516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857">
            <text:p>857</text:p>
          </table:table-cell>
          <table:table-cell table:formula="of:=ABS([.I81]-[.H81])/[.H81]" office:value-type="float" office:value="0.0672478206724782">
            <text:p>0.06724782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847">
            <text:p>847</text:p>
          </table:table-cell>
          <table:table-cell table:formula="of:=ABS([.I82]-[.H82])/[.H82]" office:value-type="float" office:value="0.956120092378753">
            <text:p>0.9561200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794">
            <text:p>794</text:p>
          </table:table-cell>
          <table:table-cell table:formula="of:=ABS([.I83]-[.H83])/[.H83]" office:value-type="float" office:value="0.113604488078541">
            <text:p>0.1136044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753">
            <text:p>753</text:p>
          </table:table-cell>
          <table:table-cell table:formula="of:=ABS([.I84]-[.H84])/[.H84]" office:value-type="float" office:value="0.197138314785374">
            <text:p>0.1971383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39">
            <text:p>839</text:p>
          </table:table-cell>
          <table:table-cell table:formula="of:=ABS([.I85]-[.H85])/[.H85]" office:value-type="float" office:value="0.812095032397408">
            <text:p>0.81209503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741">
            <text:p>741</text:p>
          </table:table-cell>
          <table:table-cell table:formula="of:=ABS([.I86]-[.H86])/[.H86]" office:value-type="float" office:value="0.191318327974277">
            <text:p>0.1913183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794">
            <text:p>794</text:p>
          </table:table-cell>
          <table:table-cell table:formula="of:=ABS([.I87]-[.H87])/[.H87]" office:value-type="float" office:value="1.25568181818182">
            <text:p>1.25568181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568190380804256">
            <text:p>0.56819038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784">
            <text:p>784</text:p>
          </table:table-cell>
          <table:table-cell table:formula="of:=ABS([.I89]-[.H89])/[.H89]" office:value-type="float" office:value="0.382716049382716">
            <text:p>0.38271604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802">
            <text:p>802</text:p>
          </table:table-cell>
          <table:table-cell table:formula="of:=ABS([.I90]-[.H90])/[.H90]" office:value-type="float" office:value="0.334442595673877">
            <text:p>0.3344425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855">
            <text:p>855</text:p>
          </table:table-cell>
          <table:table-cell table:formula="of:=ABS([.I91]-[.H91])/[.H91]" office:value-type="float" office:value="0.56021897810219">
            <text:p>0.56021897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22">
            <text:p>822</text:p>
          </table:table-cell>
          <table:table-cell table:formula="of:=ABS([.I92]-[.H92])/[.H92]" office:value-type="float" office:value="0.920560747663551">
            <text:p>0.92056074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837">
            <text:p>837</text:p>
          </table:table-cell>
          <table:table-cell table:formula="of:=ABS([.I93]-[.H93])/[.H93]" office:value-type="float" office:value="0.140326975476839">
            <text:p>0.140326975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467653069259835">
            <text:p>0.46765306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755">
            <text:p>755</text:p>
          </table:table-cell>
          <table:table-cell table:formula="of:=ABS([.I95]-[.H95])/[.H95]" office:value-type="float" office:value="0.310763888888889">
            <text:p>0.310763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690">
            <text:p>690</text:p>
          </table:table-cell>
          <table:table-cell table:formula="of:=ABS([.I96]-[.H96])/[.H96]" office:value-type="float" office:value="0.146179401993355">
            <text:p>0.1461794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08">
            <text:p>708</text:p>
          </table:table-cell>
          <table:table-cell table:formula="of:=ABS([.I97]-[.H97])/[.H97]" office:value-type="float" office:value="0.612756264236902">
            <text:p>0.61275626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726">
            <text:p>726</text:p>
          </table:table-cell>
          <table:table-cell table:formula="of:=ABS([.I98]-[.H98])/[.H98]" office:value-type="float" office:value="0.0810126582278481">
            <text:p>0.08101265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687">
            <text:p>687</text:p>
          </table:table-cell>
          <table:table-cell table:formula="of:=ABS([.I99]-[.H99])/[.H99]" office:value-type="float" office:value="0.761538461538462">
            <text:p>0.76153846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382450134977091">
            <text:p>0.38245013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24">
            <text:p>24</text:p>
          </table:table-cell>
          <table:table-cell table:style-name="ce1" table:formula="of:=[.E101]/(4*21)" office:value-type="float" office:value="0.285714285714286">
            <text:p>0.2857142857</text:p>
          </table:table-cell>
          <table:table-cell table:number-columns-repeated="3"/>
          <table:table-cell table:formula="of:=AVERAGE([.J67:.J87];[.J45:.J65];[.J23:.J43];[.J1:.J21])" office:value-type="float" office:value="0.308780425423981">
            <text:p>0.308780425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8:46:33</dc:date>
    <meta:document-statistic meta:table-count="1" meta:cell-count="991" meta:object-count="0"/>
    <meta:generator>LibreOffice/4.0.3.3$Linux_x86 LibreOffice_project/400m0$Build-3</meta:generator>
  </office:meta>
</office:document-meta>
</file>